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Roboto Mono for Powerline" svg:font-family="'Roboto Mono for Powerline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60e7d" officeooo:paragraph-rsid="00160e7d"/>
    </style:style>
    <style:style style:name="P2" style:family="paragraph" style:parent-style-name="Standard">
      <style:text-properties style:font-name="DejaVu Sans Mono" officeooo:rsid="00160e7d" officeooo:paragraph-rsid="001686f3"/>
    </style:style>
    <style:style style:name="P3" style:family="paragraph" style:parent-style-name="Standard">
      <style:text-properties style:font-name="DejaVu Sans Mono" fo:font-weight="bold" officeooo:rsid="00160e7d" officeooo:paragraph-rsid="00160e7d" style:font-weight-asian="bold" style:font-weight-complex="bold"/>
    </style:style>
    <style:style style:name="P4" style:family="paragraph" style:parent-style-name="Standard">
      <style:text-properties style:font-name="DejaVu Sans Mono" fo:font-weight="bold" officeooo:rsid="00160e7d" officeooo:paragraph-rsid="001686f3" style:font-weight-asian="bold" style:font-weight-complex="bold"/>
    </style:style>
    <style:style style:name="P5" style:family="paragraph" style:parent-style-name="Standard">
      <style:text-properties fo:color="#666666" style:font-name="DejaVu Sans Mono" officeooo:rsid="00160e7d" officeooo:paragraph-rsid="00160e7d"/>
    </style:style>
    <style:style style:name="P6" style:family="paragraph" style:parent-style-name="Standard">
      <style:paragraph-properties fo:break-before="page"/>
      <style:text-properties style:font-name="DejaVu Sans Mono" officeooo:rsid="00160e7d" officeooo:paragraph-rsid="00160e7d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990000" fo:font-weight="bold" style:font-weight-asian="bold" style:font-weight-complex="bold"/>
    </style:style>
    <style:style style:name="T6" style:family="text">
      <style:text-properties fo:color="#9900ff"/>
    </style:style>
    <style:style style:name="T7" style:family="text">
      <style:text-properties fo:color="#9900ff" fo:font-weight="bold" style:font-weight-asian="bold" style:font-weight-complex="bold"/>
    </style:style>
    <style:style style:name="T8" style:family="text">
      <style:text-properties fo:color="#00cc00" fo:font-weight="bold" style:font-weight-asian="bold" style:font-weight-complex="bold"/>
    </style:style>
    <style:style style:name="T9" style:family="text">
      <style:text-properties fo:color="#00cccc" fo:font-weight="bold" style:font-weight-asian="bold" style:font-weight-complex="bold"/>
    </style:style>
    <style:style style:name="T10" style:family="text">
      <style:text-properties fo:color="#006600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66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// Server <text:s text:c="6"/>-&gt; <text:s/>Spieler</text:p>
      <text:p text:style-name="P1"><text:span text:style-name="T3">ISpielerInfo</text:span> <text:span text:style-name="T3">{</text:span></text:p>
      <text:p text:style-name="P1"><text:s text:c="4"/><text:span text:style-name="T10">username</text:span> : <text:span text:style-name="T11">string</text:span>;</text:p>
      <text:p text:style-name="P3">}</text:p>
      <text:p text:style-name="P1"/>
      <text:p text:style-name="P5">// Spieler <text:s text:c="5"/>-&gt; <text:s/>Gameserver</text:p>
      <text:p text:style-name="P1"><text:span text:style-name="T3">ISpielmodus {</text:span></text:p>
      <text:p text:style-name="P1"><text:s text:c="4"/><text:span text:style-name="T10">zeitFuerAktion</text:span>: <text:span text:style-name="T11">number</text:span>;</text:p>
      <text:p text:style-name="P1"><text:s text:c="4"/><text:span text:style-name="T10">auswahlverfahrenSpieler</text:span>: <text:span text:style-name="T11">SpielerAuswahlVerfahren</text:span>;</text:p>
      <text:p text:style-name="P1"><text:s text:c="4"/><text:span text:style-name="T10">anzahlLeben</text:span>: <text:span text:style-name="T11">number</text:span>;</text:p>
      <text:p text:style-name="P3">}</text:p>
      <text:p text:style-name="P3"/>
      <text:p text:style-name="P2"><text:span text:style-name="T7">enum</text:span> <text:span text:style-name="T3">SpielerAuswahlVerfahren {</text:span></text:p>
      <text:p text:style-name="P2"><text:s text:c="4"/><text:span text:style-name="T10">REIUM</text:span> = 1,</text:p>
      <text:p text:style-name="P2"><text:s text:c="4"/><text:span text:style-name="T10">ZUFALL</text:span> = 2,</text:p>
      <text:p text:style-name="P4">}</text:p>
      <text:p text:style-name="P3"/>
      <text:p text:style-name="P5">// Gameserver <text:s text:c="2"/>-&gt; alle Spieler,Fernseher</text:p>
      <text:p text:style-name="P1"><text:span text:style-name="T3">ISpielGestartet {</text:span></text:p>
      <text:p text:style-name="P1"><text:s text:c="4"/><text:span text:style-name="T10">spielmodus</text:span> : <text:span text:style-name="T11">ISpielmodus</text:span>;</text:p>
      <text:p text:style-name="P1"><text:s text:c="4"/><text:span text:style-name="T10">beteiligteSpieler</text:span> : <text:span text:style-name="T11">string[]</text:span>;</text:p>
      <text:p text:style-name="P3">}</text:p>
      <text:p text:style-name="P3"/>
      <text:p text:style-name="P1"><text:span text:style-name="T12"/></text:p>
      <text:p text:style-name="P6"><text:span text:style-name="T12">// Gameserver <text:s text:c="2"/>-&gt; <text:s/>alle Spieler,Fernseher</text:span></text:p>
      <text:p text:style-name="P5">// Spieler <text:s text:c="5"/>-&gt; <text:s/>Gameserver</text:p>
      <text:p text:style-name="P3">ISpielBeendet {}</text:p>
      <text:p text:style-name="P1"/>
      <text:p text:style-name="P5">// Gameserver <text:s text:c="2"/>-&gt; <text:s/>Fernseher</text:p>
      <text:p text:style-name="P5">// Spieler <text:s text:c="5"/>-&gt; Gameserver</text:p>
      <text:p text:style-name="P3">IAktion {</text:p>
      <text:p text:style-name="P1"><text:s text:c="4"/><text:span text:style-name="T10">spieler</text:span> : <text:span text:style-name="T11">string</text:span>;</text:p>
      <text:p text:style-name="P1"><text:s text:c="4"/><text:span text:style-name="T10">typ</text:span> : <text:span text:style-name="T11">AktionsTyp</text:span>;</text:p>
      <text:p text:style-name="P3">}</text:p>
      <text:p text:style-name="P3"/>
      <text:p text:style-name="P2"><text:span text:style-name="T7">enum</text:span> <text:span text:style-name="T3">AktionsTyp {</text:span></text:p>
      <text:p text:style-name="P2"><text:s text:c="4"/><text:span text:style-name="T10">LINKSKNOPF</text:span> = 1,</text:p>
      <text:p text:style-name="P2"><text:s text:c="4"/><text:span text:style-name="T10">RECHTSKNOPF</text:span> = 2,</text:p>
      <text:p text:style-name="P2"><text:s text:c="4"/><text:span text:style-name="T10">SCHUETTELN</text:span> = 3,</text:p>
      <text:p text:style-name="P2"><text:s text:c="4"/><text:span text:style-name="T10">KNOPFUNTEN</text:span> = 4</text:p>
      <text:p text:style-name="P4">}</text:p>
      <text:p text:style-name="P1"/>
      <text:p text:style-name="P5">// Gameserver <text:s text:c="2"/>-&gt; Fernseher</text:p>
      <text:p text:style-name="P3">IUngueltigeAktionOderTimeout {</text:p>
      <text:p text:style-name="P1"><text:s text:c="4"/><text:span text:style-name="T10">spieler</text:span> : <text:span text:style-name="T11">string</text:span>;</text:p>
      <text:p text:style-name="P3">}</text:p>
      <text:p text:style-name="P1"/>
      <text:p text:style-name="P5">// Gameserver <text:s text:c="2"/>-&gt; Fernseher,Spieler</text:p>
      <text:p text:style-name="P3">ISpielVerloren {</text:p>
      <text:p text:style-name="P1"><text:s text:c="4"/><text:span text:style-name="T10">spieler</text:span> : <text:span text:style-name="T11">string</text:span>;</text:p>
      <text:p text:style-name="P3">}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Roboto Mono for Powerline" svg:font-family="'Roboto Mono for Powerline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29:47.145246643</meta:creation-date>
    <dc:date>2017-03-13T09:41:54.737226289</dc:date>
    <meta:editing-duration>PT23S</meta:editing-duration>
    <meta:editing-cycles>1</meta:editing-cycles>
    <meta:document-statistic meta:table-count="0" meta:image-count="0" meta:object-count="0" meta:page-count="2" meta:paragraph-count="42" meta:word-count="111" meta:character-count="839" meta:non-whitespace-character-count="670"/>
    <meta:generator>LibreOffice/5.3.0.3$Linux_X86_64 LibreOffice_project/30m0$Build-3</meta:generator>
  </office:meta>
</office:document-meta>
</file>